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eb718" officeooo:paragraph-rsid="001eb718"/>
    </style:style>
    <style:style style:name="P2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fo:language="uk" fo:country="UA" fo:font-weight="bold" officeooo:paragraph-rsid="001eb718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fo:language="uk" fo:country="UA" officeooo:rsid="001eb718" officeooo:paragraph-rsid="001eb718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officeooo:paragraph-rsid="001eb718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text-underline-style="none" style:font-size-asian="14pt" style:font-name-complex="Times New Roman1" style:font-size-complex="14pt"/>
    </style:style>
    <style:style style:name="T6" style:family="text">
      <style:text-properties style:font-name="Times New Roman" fo:font-size="14pt" style:text-underline-style="none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style:text-underline-style="none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style:text-underline-style="none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5.03.22 2-Б клас Заярнюк С.А.ЯДС <text:span text:style-name="T2">Тема. Проєкт «Травневий хрущ: користь чи шкода».</text:span></text:p>
      <text:p text:style-name="P2"/>
      <text:p text:style-name="P1"><text:span text:style-name="T3">Переглянь відео</text:span></text:p>
      <text:p text:style-name="P1"><text:span text:style-name="T3"/></text:p>
      <text:p text:style-name="P3"><text:span text:style-name="T4"><text:s/></text:span><text:a xlink:type="simple" xlink:href="https://www.youtube.com/watch?v=pRgQTJlXvWo" text:style-name="Internet_20_link" text:visited-style-name="Visited_20_Internet_20_Link"><text:span text:style-name="Internet_20_link"><text:span text:style-name="T4">https://www.youtube.com/watch?v=pRgQTJlXvWo</text:span></text:span></text:a></text:p>
      <text:p text:style-name="P3"><text:a xlink:type="simple" xlink:href="https://www.youtube.com/watch?v=MHUYojlj1vM" text:style-name="Internet_20_link" text:visited-style-name="Visited_20_Internet_20_Link"><text:span text:style-name="Internet_20_link"><text:span text:style-name="T4">https://www.youtube.com/watch?v=MHUYojlj1vM</text:span></text:span></text:a></text:p>
      <text:p text:style-name="P3"><text:span text:style-name="Internet_20_link"><text:span text:style-name="T7">Приклад готового проєкту</text:span></text:span></text:p>
      <text:p text:style-name="P3"><text:a xlink:type="simple" xlink:href="https://www.youtube.com/watch?v=MHUYojlj1vM" text:style-name="Internet_20_link" text:visited-style-name="Visited_20_Internet_20_Link"><text:span text:style-name="Internet_20_link"><text:span text:style-name="T3">https://www.youtube.com/watch?v=MHUYojlj1vM</text:span></text:span></text:a></text:p>
      <text:p text:style-name="P4"><text:span text:style-name="T1">Завдання:</text:span></text:p>
      <text:p text:style-name="P3"><text:span text:style-name="Internet_20_link"><text:span text:style-name="T7">Користуючись різними джерелами інформації, створи проект «Травневий хрущ: користь чи шкода». Це може бути малюнок хруща, цікаві факти, створення презентації, відео, порівняльний аналіз фактів, яку користь та шкоду приносить жук природі. Готову роботу надішли у вайбер або на </text:span></text:span><text:span text:style-name="Internet_20_link"><text:span text:style-name="T8">Human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08:55:44.524000000</meta:creation-date>
    <dc:date>2022-03-26T09:01:05.662000000</dc:date>
    <meta:editing-duration>PT5M22S</meta:editing-duration>
    <meta:editing-cycles>1</meta:editing-cycles>
    <meta:document-statistic meta:table-count="0" meta:image-count="0" meta:object-count="0" meta:page-count="1" meta:paragraph-count="8" meta:word-count="60" meta:character-count="541" meta:non-whitespace-character-count="488"/>
    <meta:generator>LibreOffice/6.3.4.2$Windows_X86_64 LibreOffice_project/60da17e045e08f1793c57c00ba83cdfce946d0aa</meta:generator>
  </office:meta>
</office:document-meta>
</file>